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018cm"/>
    </style:style>
    <style:style style:name="co2" style:family="table-column">
      <style:table-column-properties fo:break-before="auto" style:column-width="6.188cm"/>
    </style:style>
    <style:style style:name="co3" style:family="table-column">
      <style:table-column-properties fo:break-before="auto" style:column-width="2.828cm"/>
    </style:style>
    <style:style style:name="ro1" style:family="table-row">
      <style:table-row-properties style:row-height="0.487cm" fo:break-before="auto" style:use-optimal-row-height="true"/>
    </style:style>
    <style:style style:name="ro2" style:family="table-row">
      <style:table-row-properties style:row-height="0.556c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ext-properties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number-columns-repeated="62" table:default-cell-style-name="Default"/>
        <table:table-row table:style-name="ro1">
          <table:table-cell table:style-name="ce1" office:value-type="string" calcext:value-type="string">
            <text:p>reference</text:p>
          </table:table-cell>
          <table:table-cell table:style-name="ce1" office:value-type="string" calcext:value-type="string">
            <text:p>name</text:p>
          </table:table-cell>
          <table:table-cell table:style-name="ce1" office:value-type="string" calcext:value-type="string">
            <text:p>category</text:p>
          </table:table-cell>
          <table:table-cell table:style-name="ce3" office:value-type="string" calcext:value-type="string">
            <text:p>price</text:p>
          </table:table-cell>
          <table:table-cell table:style-name="ce1" office:value-type="string" calcext:value-type="string">
            <text:p>stock</text:p>
          </table:table-cell>
          <table:table-cell table:style-name="ce3" office:value-type="string" calcext:value-type="string">
            <text:p>description</text:p>
          </table:table-cell>
          <table:table-cell table:number-columns-repeated="58"/>
        </table:table-row>
        <table:table-row table:style-name="ro2">
          <table:table-cell office:value-type="float" office:value="2723412164" calcext:value-type="float">
            <text:p>2723412164</text:p>
          </table:table-cell>
          <table:table-cell office:value-type="string" calcext:value-type="string">
            <text:p>Akira - L'Autoroute Tome 01</text:p>
          </table:table-cell>
          <table:table-cell office:value-type="string" calcext:value-type="string">
            <text:p>manga</text:p>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2030. Néo-Tokyo est devenue une gigantesque poubelle hi-tech. Tetsuo, Kanéda et leur bande de jeunes du centre d'insertion et d'apprentissage professionnel foncent dans la nuit sur des motos volées, sans autre but que de repousser toujours plus loin les limites du speed. Quand ils croisent un drôle de petit garçon au visage de vieillard, leur premier réflexe est de l'agresser mais cette créature perdue possède un étrange moyen de défense... Ils viennent de faire connaissance avec le nº26 et de franchir, sans s'en rendre compte, la première étape d'un processus irréversible : le réveil d'Akira...</text:p>
          </table:table-cell>
          <table:table-cell table:number-columns-repeated="58"/>
        </table:table-row>
        <table:table-row table:style-name="ro2">
          <table:table-cell office:value-type="float" office:value="2344017542" calcext:value-type="float">
            <text:p>2344017542</text:p>
          </table:table-cell>
          <table:table-cell office:value-type="string" calcext:value-type="string">
            <text:p>Gunnm - Édition originale - Tome 01</text:p>
          </table:table-cell>
          <table:table-cell office:value-type="string" calcext:value-type="string">
            <text:p>manga</text:p>
          </table:table-cell>
          <table:table-cell office:value-type="float" office:value="7" calcext:value-type="float">
            <text:p>7</text:p>
          </table:table-cell>
          <table:table-cell office:value-type="float" office:value="8" calcext:value-type="float">
            <text:p>8</text:p>
          </table:table-cell>
          <table:table-cell office:value-type="string" calcext:value-type="string">
            <text:p>Au cœur de la décharge dans laquelle il vit, un cybernéticien retrouve les restes d’une jeune androïde. La ramener à la vie marque le début d'une saga qui va bouleverser l'ensemble du système solaire.</text:p>
          </table:table-cell>
          <table:table-cell table:number-columns-repeated="58"/>
        </table:table-row>
        <table:table-row table:style-name="ro2">
          <table:table-cell office:value-type="float" office:value="2505002096" calcext:value-type="float">
            <text:p>2505002096</text:p>
          </table:table-cell>
          <table:table-cell office:value-type="string" calcext:value-type="string">
            <text:p>Pluto - Tome 1</text:p>
          </table:table-cell>
          <table:table-cell office:value-type="string" calcext:value-type="string">
            <text:p>manga</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Pluto signe la rencontre de deux légendes du manga. Urasawa (Monster, 20th Century Boys) s'inspire de deux histoires d'Astro Boy (à découvrir dans le tome 5 chez Kana =&gt; ici &lt;=), l'oeuvre de Tezuka qui l'a marqué quand il était enfant, pour en faire un thriller futuriste imprégné de préoccupations contemporaines. Une série en hommage au grand maître du genre qui se nourrit de son oeuvre sans jamais la plagier.</text:p>
          </table:table-cell>
          <table:table-cell table:number-columns-repeated="58"/>
        </table:table-row>
        <table:table-row table:style-name="ro2">
          <table:table-cell office:value-type="float" office:value="2845380798" calcext:value-type="float">
            <text:p>2845380798</text:p>
          </table:table-cell>
          <table:table-cell office:value-type="string" calcext:value-type="string">
            <text:p>20th century boys - Tome 1</text:p>
          </table:table-cell>
          <table:table-cell office:value-type="string" calcext:value-type="string">
            <text:p>manga</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Dans 20th Century Boys, l'auteur de Monster met en scène une bande de copains d'enfance devenus adultes et confrontés à d'étranges événements. C'est d'abord l'un des leurs qui se suicide dans des conditions mystérieuses. Puis ils découvrent que le dessin qui leur servait de signe de reconnaissance vingt-cinq ans plus tôt est devenu l'emblème d'une secte menaçante, conduite par un homme qui se fait appeler Ami. L'enquête peut commencer...</text:p>
          </table:table-cell>
          <table:table-cell table:number-columns-repeated="58"/>
        </table:table-row>
        <table:table-row table:style-name="ro2" table:number-rows-repeated="1048570">
          <table:table-cell table:number-columns-repeated="64"/>
        </table:table-row>
        <table:table-row table:style-name="ro2">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7">00/00/0000</text:date>, <text:time style:data-style-name="N2" text:time-value="09:13:52.825776078">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70efa65018866d4eccd0320fc85de07297c8d71</meta:generator>
    <dc:date>2020-03-27T09:14:28.574589482</dc:date>
    <meta:editing-duration>PT1M5S</meta:editing-duration>
    <meta:editing-cycles>4</meta:editing-cycles>
    <meta:document-statistic meta:table-count="1" meta:cell-count="30" meta:object-count="0"/>
  </office:meta>
</office:document-meta>
</file>